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ac:change001="ct1,modify,fo:border-bottom,0.002cm solid #000000" fo:padding="0.097cm" fo:border-left="0.002cm solid #000000" fo:border-right="none" fo:border-top="0.002cm solid #000000" fo:border-bottom="none"/>
    </style:style>
    <style:style style:name="Table1.B1" style:family="table-cell">
      <style:table-cell-properties ac:change001="ct1,remove,fo:border,0.002cm solid #000000" ac:change002="ct1,insert,fo:border-top" ac:change003="ct1,insert,fo:border-bottom" ac:change004="ct1,insert,fo:border-left" ac:change005="ct1,insert,fo:border-right" fo:padding="0.097cm" fo:border-left="0.002cm solid #000000" fo:border-right="0.002cm solid #000000" fo:border-top="0.002cm solid #000000" fo:border-bottom="none"/>
    </style:style>
    <style:style style:name="Table1.A2" style:family="table-cell" delta:insertion-change-idref="ct1" delta:insertion-type="insert-with-content">
      <style:table-cell-properties fo:padding="0.097cm" fo:border-left="0.002cm solid #000000" fo:border-right="none" fo:border-top="none" fo:border-bottom="0.002cm solid #000000"/>
    </style:style>
    <style:style style:name="Table1.B2" style:family="table-cell" delta:insertion-change-idref="ct1" delta:insertion-type="insert-with-content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ed Table Row</text:h>
      <text:p text:style-name="Text_20_body">In this example, the following table will have a row appended to it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Cell 1</text:p>
          </table:table-cell>
          <table:table-cell table:style-name="Table1.B1" office:value-type="string">
            <text:p text:style-name="Table_20_Contents">Cell 2</text:p>
          </table:table-cell>
        </table:table-row>
        <table:table-row delta:insertion-change-idref="ct1" delta:insertion-type="insert-with-content">
          <table:table-cell table:style-name="Table1.A2" office:value-type="string">
            <text:p text:style-name="Table_20_Contents">Added</text:p>
          </table:table-cell>
          <table:table-cell table:style-name="Table1.B2" office:value-type="string">
            <text:p text:style-name="Table_20_Contents">Row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7:23:56</meta:creation-date>
    <dc:date>2010-06-24T17:25:02</dc:date>
    <dc:creator>Tristan Mitchell</dc:creator>
    <meta:editing-duration>PT00H00M48S</meta:editing-duration>
    <meta:editing-cycles>1</meta:editing-cycles>
    <meta:generator>OpenOffice.org/3.2$Unix OpenOffice.org_project/320m18$Build-9502</meta:generator>
    <meta:document-statistic meta:table-count="1" meta:image-count="0" meta:object-count="0" meta:page-count="1" meta:paragraph-count="6" meta:word-count="22" meta:character-count="103"/>
  </office:meta>
</office:document-meta>
</file>